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9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29.9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569.96pt"/>
    </style:style>
    <style:style style:name="co10" style:family="table-column">
      <style:table-column-properties fo:break-before="auto" style:column-width="297.44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23">
      <style:text-properties fo:font-weight="bold" style:font-weight-asian="bold" style:font-weight-complex="bold"/>
    </style:style>
    <style:style style:name="ce9" style:family="table-cell" style:parent-style-name="Default" style:data-style-name="N123"/>
    <style:style style:name="ce10" style:family="table-cell" style:parent-style-name="Default" style:data-style-name="N10">
      <style:text-properties fo:font-weight="bold" style:font-weight-asian="bold" style:font-weight-complex="bold"/>
    </style:style>
    <style:style style:name="ce1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ce7"/>
        <table:table-column table:style-name="co4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9"/>
        <table:table-column table:style-name="co6" table:default-cell-style-name="ce11"/>
        <table:table-column table:style-name="co6" table:default-cell-style-name="ce7"/>
        <table:table-column table:style-name="co6" table:default-cell-style-name="ce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>
            <text:p>Score (3S)</text:p>
          </table:table-cell>
          <table:table-cell table:style-name="ce1" office:value-type="string" calcext:value-type="string">
            <text:p>Score (2S)</text:p>
          </table:table-cell>
          <table:table-cell table:style-name="ce3" office:value-type="string" calcext:value-type="string">
            <text:p>Score (1S)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6" office:value-type="string" calcext:value-type="string">
            <text:p>Max Lipo Cells</text:p>
          </table:table-cell>
          <table:table-cell table:style-name="ce6" office:value-type="string" calcext:value-type="string">
            <text:p>Max Life Cells</text:p>
          </table:table-cell>
          <table:table-cell table:style-name="ce3" office:value-type="string" calcext:value-type="string">
            <text:p>Max Charging Current (A)</text:p>
          </table:table-cell>
          <table:table-cell table:style-name="ce3" office:value-type="string" calcext:value-type="string">
            <text:p>Output Voltage</text:p>
          </table:table-cell>
          <table:table-cell table:style-name="ce8" office:value-type="string" calcext:value-type="string">
            <text:p>Breakout Pins</text:p>
          </table:table-cell>
          <table:table-cell table:style-name="ce10" office:value-type="string" calcext:value-type="string">
            <text:p>Efficiency</text:p>
          </table:table-cell>
          <table:table-cell table:style-name="ce6" office:value-type="string" calcext:value-type="string">
            <text:p>UPS</text:p>
          </table:table-cell>
          <table:table-cell table:style-name="ce3" office:value-type="string" calcext:value-type="string">
            <text:p>Plug</text:p>
          </table:table-cell>
          <table:table-cell table:style-name="ce1" office:value-type="string" calcext:value-type="string">
            <text:p>Weight (g)</text:p>
          </table:table-cell>
          <table:table-cell table:style-name="ce1" office:value-type="string" calcext:value-type="string">
            <text:p>Length (cm)</text:p>
          </table:table-cell>
          <table:table-cell table:style-name="ce1" office:value-type="string" calcext:value-type="string">
            <text:p>Width (cm)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Purchase URL</text:p>
          </table:table-cell>
          <table:table-cell table:style-name="ce1" office:value-type="string" calcext:value-type="string">
            <text:p>Wiki URL</text:p>
          </table:table-cell>
          <table:table-cell table:style-name="ce1" office:value-type="string" calcext:value-type="string">
            <text:p>Other UR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5"/>
        </table:table-row>
        <table:table-row table:style-name="ro1">
          <table:table-cell table:style-name="ce2" table:formula="of:=((1-PRICE/30)*10 + (OUTPUT_VOLTAGE/12)*3 + (OUTPUT_CURRENT/3)*3)*(MAXCELLS&gt;=3)*(UPS)" office:value-type="float" office:value="11.1333333333333" calcext:value-type="float">
            <text:p>11.13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11.1333333333333" calcext:value-type="float">
            <text:p>11.13</text:p>
          </table:table-cell>
          <table:table-cell table:formula="of:=((1-PRICE/30)*5 + (1-WEIGHT/200)*2 + (OUTPUT_VOLTAGE/5)*3 + (OUTPUT_CURRENT/3)*3)*(UPS)" office:value-type="float" office:value="12.9266666666667" calcext:value-type="float">
            <text:p>12.93</text:p>
          </table:table-cell>
          <table:table-cell office:value-type="string" calcext:value-type="string">
            <text:p>Linkman Lipo Balancer Charger for 2S and 3S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7" calcext:value-type="float">
            <text:p>6.7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ttp://www.ebay.com/itm/Balancer-Charger-Balance-Charger-For-7-4-11-V-2-3S-2S-3S-Cells-Li-PO-Battery-LJ-/161813099531</text:p>
          </table:table-cell>
          <table:table-cell table:number-columns-repeated="2"/>
          <table:table-cell office:value-type="string" calcext:value-type="string">
            <text:p>Damaged battery by overcharging.</text:p>
          </table:table-cell>
          <table:table-cell table:number-columns-repeated="995"/>
        </table:table-row>
        <table:table-row table:style-name="ro1">
          <table:table-cell table:style-name="ce2" table:formula="of:=((1-PRICE/30)*10 + (OUTPUT_VOLTAGE/12)*3 + (OUTPUT_CURRENT/3)*3)*(MAXCELLS&gt;=3)*(UPS)" office:value-type="float" office:value="7.33333333333333" calcext:value-type="float">
            <text:p>7.33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7.33333333333333" calcext:value-type="float">
            <text:p>7.33</text:p>
          </table:table-cell>
          <table:table-cell table:formula="of:=((1-PRICE/30)*5 + (1-WEIGHT/200)*2 + (OUTPUT_VOLTAGE/5)*3 + (OUTPUT_CURRENT/3)*3)*(UPS)" office:value-type="float" office:value="10.0966666666667" calcext:value-type="float">
            <text:p>10.10</text:p>
          </table:table-cell>
          <table:table-cell office:value-type="string" calcext:value-type="string">
            <text:p>HOBBYTIGER 2S 3S LiPo LiFe Battery Balance Charger</text:p>
          </table:table-cell>
          <table:table-cell office:value-type="currency" office:currency="USD" office:value="23" calcext:value-type="currency">
            <text:p>$23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/>
          <table:table-cell office:value-type="string" calcext:value-type="string">
            <text:p>90%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7.62" calcext:value-type="float">
            <text:p>7.62</text:p>
          </table:table-cell>
          <table:table-cell office:value-type="float" office:value="5.08" calcext:value-type="float">
            <text:p>5.0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ttps://www.amazon.com/dp/B01FHDIINU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Turnigy E3 Compact 2S/3S Lipo Charger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S 2 Pin Plug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hobbyking.com/hobbyking/store/__49338__Turnigy_E3_Compact_2S_3S_Lipo_Charger_100_240v_US_Plug_.html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iMAX B6-AC B6AC Lipo NiMH 3S RC Battery Balance Charger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www.ebay.com/itm/iMAX-B6-AC-B6AC-Lipo-NiMH-3S-RC-Battery-Balance-Charger-/131082526447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Venom Pro 2</text:p>
          </table:table-cell>
          <table:table-cell office:value-type="currency" office:currency="USD" office:value="61" calcext:value-type="currency">
            <text:p>$61.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.00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http://www.amazon.com/Venom-Battery-RC-Helicopter-Quadcopter/dp/B00DR7D5X2/ref=pd_sbs_21_9?ie=UTF8&amp;dpID=41TfubphUAL&amp;dpSrc=sims&amp;preST=_AC_UL160_SR160%2C160_&amp;refRID=0ZSR7TX517NYBKGBBMKN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7.72666666666667" calcext:value-type="float">
            <text:p>7.73</text:p>
          </table:table-cell>
          <table:table-cell office:value-type="string" calcext:value-type="string">
            <text:p>PowerBoost 1000 Charg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5.2" calcext:value-type="float">
            <text:p>5.20</text:p>
          </table:table-cell>
          <table:table-cell office:value-type="float" office:value="1" calcext:value-type="float">
            <text:p>1 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dafruit.com/product/2465</text:p>
          </table:table-cell>
          <table:table-cell office:value-type="string" calcext:value-type="string">
            <text:p>https://learn.adafruit.com/adafruit-powerboost-1000c-load-share-usb-charge-boost/pinouts</text:p>
          </table:table-cell>
          <table:table-cell table:number-columns-repeated="997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8.85966666666667" calcext:value-type="float">
            <text:p>8.86</text:p>
          </table:table-cell>
          <table:table-cell office:value-type="string" calcext:value-type="string">
            <text:p>USB LiIon/LiPoly charger - v1.2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s://www.adafruit.com/products/259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7.16666666666667" calcext:value-type="float">
            <text:p>7.17</text:p>
          </table:table-cell>
          <table:table-cell office:value-type="string" calcext:value-type="string">
            <text:p>SparkFun Power Cell - LiPo Charger/Boost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www.sparkfun.com/products/1123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Lipo Rider Pro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http://www.seeedstudio.com/depot/LiPo-Rider-Pro-p-992.html</text:p>
          </table:table-cell>
          <table:table-cell office:value-type="string" calcext:value-type="string">
            <text:p>http://www.seeedstudio.com/wiki/index.php?title=Lipo_Rider_Pro</text:p>
          </table:table-cell>
          <table:table-cell office:value-type="string" calcext:value-type="string">
            <text:p>http://www.amazon.com/LiPo-Rider-Pro-by-Seeedstudio/dp/B00LYMWKHE</text:p>
          </table:table-cell>
          <table:table-cell table:number-columns-repeated="996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SMAKN® Lithium Battery Charging Module 4.5-12V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2"/>
          <table:table-cell office:value-type="percentage" office:value="0.9" calcext:value-type="percentage">
            <text:p>90%</text:p>
          </table:table-cell>
          <table:table-cell table:number-columns-repeated="6"/>
          <table:table-cell office:value-type="string" calcext:value-type="string">
            <text:p>http://www.amazon.com/Lithium-Battery-Charging-4-5-12V-Voltage/dp/B019DDB4D6/ref=sr_1_9?ie=UTF8&amp;qid=1463252968&amp;sr=8-9&amp;keywords=lithium+charging+module</text:p>
          </table:table-cell>
          <table:table-cell table:number-columns-repeated="998"/>
        </table:table-row>
        <table:table-row table:style-name="ro1">
          <table:table-cell table:style-name="ce2" table:formula="of:=((1-PRICE/30)*10 + (OUTPUT_VOLTAGE/12)*3 + (OUTPUT_CURRENT/3)*3)*(MAXCELLS&gt;=3)*(UPS)" office:value-type="float" office:value="0" calcext:value-type="float">
            <text:p>0.00</text:p>
          </table:table-cell>
          <table:table-cell table:style-name="ce2" table:formula="of:=((1-PRICE/30)*10 + (OUTPUT_VOLTAGE/12)*3 + (OUTPUT_CURRENT/3)*3)*(MAXCELLS&gt;=2)*(UPS)*(LENGTH&lt;=MAX_LENGTH)*(WIDTH&lt;=MAX_WIDTH)*(HEIGHT&lt;=MAX_HEIGHT)" office:value-type="float" office:value="0" calcext:value-type="float">
            <text:p>0.00</text:p>
          </table:table-cell>
          <table:table-cell table:formula="of:=((1-PRICE/30)*5 + (1-WEIGHT/200)*2 + (OUTPUT_VOLTAGE/5)*3 + (OUTPUT_CURRENT/3)*3)*(UPS)" office:value-type="float" office:value="0" calcext:value-type="float">
            <text:p>0.00</text:p>
          </table:table-cell>
          <table:table-cell office:value-type="string" calcext:value-type="string">
            <text:p>XCSOURCE 5X Mini USB 5V Micro USB1A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12"/>
          <table:table-cell office:value-type="string" calcext:value-type="string">
            <text:p>http://www.amazon.com/XCSOURCE-Lithium-Battery-Charging-TE106/dp/B00SR4FH4A/ref=sr_1_5?ie=UTF8&amp;qid=1463252968&amp;sr=8-5&amp;keywords=lithium+charging+module</text:p>
          </table:table-cell>
          <table:table-cell table:number-columns-repeated="998"/>
        </table:table-row>
        <table:table-row table:style-name="ro1" table:number-rows-repeated="104856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>
        <table:table-column table:style-name="co11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ax Length (cm)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Width (cm)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Height (cm)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</table:table>
      <table:named-expressions>
        <table:named-range table:name="HEIGHT" table:base-cell-address="$Sheet1.$Q$1" table:cell-range-address="$Sheet1.$Q$1:.$Q$1048576"/>
        <table:named-range table:name="LENGTH" table:base-cell-address="$Sheet1.$O$1" table:cell-range-address="$Sheet1.$O$1:.$O$1048576"/>
        <table:named-range table:name="MAXCELLS" table:base-cell-address="$Sheet1.$D$1" table:cell-range-address="$Sheet1.$F$1:.$F$1048576"/>
        <table:named-range table:name="MAX_HEIGHT" table:base-cell-address="$Sheet2.$B$4" table:cell-range-address="$Sheet2.$B$4"/>
        <table:named-range table:name="MAX_LENGTH" table:base-cell-address="$Sheet2.$A$6" table:cell-range-address="$Sheet2.$B$2"/>
        <table:named-range table:name="MAX_WIDTH" table:base-cell-address="$Sheet2.$A$6" table:cell-range-address="$Sheet2.$B$3"/>
        <table:named-range table:name="OUTPUT_CURRENT" table:base-cell-address="$Sheet1.$F$1" table:cell-range-address="$Sheet1.$H$1:.$H$1048576"/>
        <table:named-range table:name="OUTPUT_VOLTAGE" table:base-cell-address="$Sheet1.$G$1" table:cell-range-address="$Sheet1.$I$1:.$I$1048576"/>
        <table:named-range table:name="PRICE" table:base-cell-address="$Sheet1.$C$1" table:cell-range-address="$Sheet1.$E$1:.$E$1048576"/>
        <table:named-range table:name="UPS" table:base-cell-address="$Sheet1.$J$1" table:cell-range-address="$Sheet1.$L$1:.$L$1048576"/>
        <table:named-range table:name="WEIGHT" table:base-cell-address="$Sheet1.$G$1" table:cell-range-address="$Sheet1.$N$1:.$N$1048576"/>
        <table:named-range table:name="WIDTH" table:base-cell-address="$Sheet1.$P$1" table:cell-range-address="$Sheet1.$P$1:.$P$1048576"/>
      </table:named-expressions>
      <table:database-ranges>
        <table:database-range table:name="__Anonymous_Sheet_DB__0" table:target-range-address="Sheet1.A1:Sheet1.U12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B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8:46:23.884839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11-03T22:53:09.832150445</dc:date>
    <dc:creator>chris </dc:creator>
    <meta:editing-duration>PT16H19M27S</meta:editing-duration>
    <meta:editing-cycles>58</meta:editing-cycles>
    <meta:generator>LibreOffice/5.1.4.2$Linux_X86_64 LibreOffice_project/10m0$Build-2</meta:generator>
    <meta:document-statistic meta:table-count="2" meta:cell-count="177" meta:object-count="0"/>
  </office:meta>
</office:document-meta>
</file>